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0" style:family="paragraph">
      <style:paragraph-properties fo:break-before="page"/>
    </style:style>
    <style:style style:name="P2" style:parent-style-name="Standard" style:family="paragraph">
      <style:paragraph-properties fo:text-align="center"/>
    </style:style>
    <style:style style:name="T3" style:parent-style-name="Policepardéfaut" style:family="text">
      <style:text-properties fo:background-color="#FFFF00"/>
    </style:style>
    <style:style style:name="T4" style:parent-style-name="Policepardéfaut" style:family="text">
      <style:text-properties fo:font-style="italic" style:font-style-asian="italic" style:font-style-complex="italic"/>
    </style:style>
    <style:style style:name="T5" style:parent-style-name="Policepardéfaut" style:family="text">
      <style:text-properties fo:font-style="italic" style:font-style-asian="italic" style:font-style-complex="italic"/>
    </style:style>
    <style:style style:name="T6" style:parent-style-name="Policepardéfaut" style:family="text">
      <style:text-properties fo:font-style="italic" style:font-style-asian="italic" style:font-style-complex="italic"/>
    </style:style>
    <style:style style:name="TableColumn8" style:family="table-column">
      <style:table-column-properties style:column-width="1.302in" style:use-optimal-column-width="false"/>
    </style:style>
    <style:style style:name="TableColumn9" style:family="table-column">
      <style:table-column-properties style:column-width="5.3958in" style:use-optimal-column-width="false"/>
    </style:style>
    <style:style style:name="Table7" style:family="table">
      <style:table-properties style:width="6.6979in" fo:margin-left="0in" table:align="left"/>
    </style:style>
    <style:style style:name="TableRow10" style:family="table-row">
      <style:table-row-properties style:use-optimal-row-height="false"/>
    </style:style>
    <style:style style:name="TableCell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 style:family="table-cell">
      <style:table-cell-properties fo:border="0.0034in solid #000000" style:writing-mode="lr-tb" fo:padding-top="0.0381in" fo:padding-left="0.0381in" fo:padding-bottom="0.0381in" fo:padding-right="0.0381in"/>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 style:family="table-row">
      <style:table-row-properties style:use-optimal-row-height="false"/>
    </style:style>
    <style:style style:name="TableCell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 style:family="table-row">
      <style:table-row-properties style:use-optimal-row-height="false"/>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4" style:parent-style-name="Policepardéfaut" style:family="text">
      <style:text-properties fo:background-color="#FFFF00"/>
    </style:style>
    <style:style style:name="T35" style:parent-style-name="Policepardéfaut" style:family="text">
      <style:text-properties fo:background-color="#FFFF00"/>
    </style:style>
    <style:style style:name="T36" style:parent-style-name="Policepardéfaut" style:family="text">
      <style:text-properties fo:background-color="#FFFF00"/>
    </style:style>
    <style:style style:name="P37" style:parent-style-name="Titre1" style:family="paragraph">
      <style:text-properties fo:background-color="#FFFF00"/>
    </style:style>
    <style:style style:name="TableColumn39" style:family="table-column">
      <style:table-column-properties style:column-width="1.302in" style:use-optimal-column-width="false"/>
    </style:style>
    <style:style style:name="TableColumn40" style:family="table-column">
      <style:table-column-properties style:column-width="5.3958in" style:use-optimal-column-width="false"/>
    </style:style>
    <style:style style:name="Table38" style:family="table">
      <style:table-properties style:width="6.6979in" fo:margin-left="0in" table:align="left"/>
    </style:style>
    <style:style style:name="TableRow41" style:family="table-row">
      <style:table-row-properties style:use-optimal-row-height="false"/>
    </style:style>
    <style:style style:name="TableCell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 style:parent-style-name="TableContents" style:family="paragraph">
      <style:text-properties fo:background-color="#FFFF00"/>
    </style:style>
    <style:style style:name="TableCell44" style:family="table-cell">
      <style:table-cell-properties fo:border="0.0034in solid #000000" style:writing-mode="lr-tb" fo:padding-top="0.0381in" fo:padding-left="0.0381in" fo:padding-bottom="0.0381in" fo:padding-right="0.0381in"/>
    </style:style>
    <style:style style:name="P45" style:parent-style-name="TableContents" style:family="paragraph">
      <style:text-properties fo:background-color="#FFFF00"/>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 style:parent-style-name="TableContents" style:family="paragraph">
      <style:text-properties fo:background-color="#FFFF00"/>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 style:parent-style-name="TableContents" style:family="paragraph">
      <style:text-properties fo:background-color="#FFFF00"/>
    </style:style>
    <style:style style:name="P51" style:parent-style-name="TableContents" style:family="paragraph">
      <style:text-properties fo:background-color="#FFFF00"/>
    </style:style>
    <style:style style:name="P52" style:parent-style-name="TableContents" style:family="paragraph">
      <style:text-properties fo:background-color="#FFFF00"/>
    </style:style>
    <style:style style:name="P53" style:parent-style-name="TableContents" style:family="paragraph">
      <style:text-properties fo:background-color="#FFFF00"/>
    </style:style>
    <style:style style:name="P54" style:parent-style-name="TableContents" style:family="paragraph">
      <style:text-properties fo:background-color="#FFFF00"/>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 style:parent-style-name="TableContents" style:family="paragraph">
      <style:text-properties fo:background-color="#FFFF00"/>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 style:parent-style-name="TableContents" style:family="paragraph">
      <style:text-properties fo:background-color="#FFFF00"/>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text-properties fo:background-color="#FFFF00"/>
    </style:style>
    <style:style style:name="TableCell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 style:parent-style-name="TableContents" style:family="paragraph">
      <style:text-properties fo:background-color="#FFFF00"/>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 style:parent-style-name="TableContents" style:family="paragraph">
      <style:text-properties fo:background-color="#FFFF00"/>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 style:parent-style-name="TableContents" style:family="paragraph">
      <style:text-properties fo:background-color="#FFFF00"/>
    </style:style>
    <style:style style:name="TableRow70" style:family="table-row">
      <style:table-row-properties style:min-row-height="0.2666in" style:use-optimal-row-height="false"/>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text-properties fo:background-color="#FFFF00"/>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4" style:parent-style-name="Policepardéfaut" style:family="text">
      <style:text-properties fo:background-color="#FFFF00"/>
    </style:style>
    <style:style style:name="T75" style:parent-style-name="Policepardéfaut" style:family="text">
      <style:text-properties fo:background-color="#FFFF00"/>
    </style:style>
    <style:style style:name="TableColumn77" style:family="table-column">
      <style:table-column-properties style:column-width="1.302in" style:use-optimal-column-width="false"/>
    </style:style>
    <style:style style:name="TableColumn78" style:family="table-column">
      <style:table-column-properties style:column-width="5.3958in" style:use-optimal-column-width="false"/>
    </style:style>
    <style:style style:name="Table76" style:family="table">
      <style:table-properties style:width="6.6979in" fo:margin-left="0in" table:align="left"/>
    </style:style>
    <style:style style:name="TableRow79" style:family="table-row">
      <style:table-row-properties style:use-optimal-row-height="false"/>
    </style:style>
    <style:style style:name="TableCell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0.0034in solid #000000" style:writing-mode="lr-tb" fo:padding-top="0.0381in" fo:padding-left="0.0381in" fo:padding-bottom="0.0381in" fo:padding-right="0.0381in"/>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 style:family="table-row">
      <style:table-row-properties style:use-optimal-row-height="false"/>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office:automatic-styles>
  <office:body>
    <office:text text:use-soft-page-breaks="true">
      <text:p text:style-name="P1">Manuel Godot Schmup</text:p>
      <text:p text:style-name="P2"/>
      <text:h text:style-name="Titre1" text:outline-level="1">Principes</text:h>
      <text:p text:style-name="Textbody">Le Schmup est un projet Godot. Pour le lancer, il faut ouvrir le projet et faire F5. On se déplace avec les flèches, on tire avec Espace.</text:p>
      <text:p text:style-name="Textbody">Le jeu a lieu<text:s/>sur la scene Main. Il n’y a rien à modifier dessus.</text:p>
      <text:p text:style-name="Textbody">Le joueur jouer un vaisseau capable de se déplacer sur tout l’écran et de tirer. Il affronte des vagues (Wave) d’ennemis (Enemy) qu’il peut détruire à l’aide de ses tirs (Bullet). Les ennemis peuvent tirer ou non.<text:s/><text:span text:style-name="T3">Ils tirent à l’aide d’un ou plusieurs BulletGenerator, selon un pattern sélectionné dans une liste.</text:span><text:s/>Si le joueur est touché par un tir ennemi pour par un ennemi, il est détruit et perd une vie. Il réapparait au bout de quelques secondes. Quand le<text:s/>joueur n’a plus de vie, la partie est finie.</text:p>
      <text:p text:style-name="Textbody">Un ennemi a une phase d’entrée, où il sort d’un bord de l’écran et vient se placer, une phase principale où il reste à l’écran, et une phase de sortie.</text:p>
      <text:h text:style-name="Titre1" text:outline-level="1">Séquencement des vagues</text:h>
      <text:p text:style-name="Textbody">Les vagues se paramètres dans le fichier LD.gd, accessible à la racine du projet. Double cliquer dessus pour ouvrir le script. En haut du code, une liste de dictionnaires :</text:p>
      <text:p text:style-name="Textbody">var waves = [<text:line-break/><text:tab/>{ "id": 0, "path": "waves/Wave0.tscn", "timing": 2 },<text:line-break/><text:tab/>{ "id": 1, "path": "waves/Wave1.tscn", "timing": 10 }<text:line-break/>]</text:p>
      <text:p text:style-name="Textbody">Pour ajouter une vague, il suffit d’ajouter un élément à la liste (sans oublier la virgule). Le paramètre<text:s/><text:span text:style-name="T4">id</text:span><text:s/>permet de savoir si la vague a déjà été déclenchée : il doit être unique. Le paramètre<text:s/><text:span text:style-name="T5">path</text:span><text:s/>donne l’adresse du fichier de la vague. Le paramètre<text:s/><text:span text:style-name="T6">timing</text:span><text:s/>donne le nombre de secondes au bout desquelles se déclenche la vague.</text:p>
      <text:h text:style-name="Titre1" text:outline-level="1">Création d’une vague</text:h>
      <text:p text:style-name="Textbody">Pour créer une vague, faire Scene / Nouvelle scène héritée. Choisir le fichier waves/Wave.tscn . Cela crée une nouvelle scène de vague. Enregistrer immédiatement dans le dossier waves (par exemple, appeler le nouveau fichier Wave2.tscn).</text:p>
      <text:p text:style-name="Textbody">Une fois la vague créée, aller sur l’onglet 2D. On peut déposer des ennemis dans le cadre qui représente la vague. Pour ce faire, cliquer sur le dossier objects dans le<text:s/>système de fichier. Des fichiers apparaissent juste en dessous. Vous pouvez prendre le fichier Enemy.tscn et le déplacer sur la fenêtre 2D pour le placer. Placez autant d’ennemis que vous le souhaitez.</text:p>
      <text:p text:style-name="Textbody">Chaque ennemi est paramétrable.</text:p>
      <text:soft-page-break/>
      <text:h text:style-name="Titre1" text:outline-level="1">Paramétrage des ennemis standards</text:h>
      <text:p text:style-name="Textbody">Pour paramétrer un ennemi, cliquer sur l’ennemi sur la fenêtre 2D. Tous les paramètres de l’ennemi sont modifiables dans l’inspecteur en bas à droite. Notamment :</text:p>
      <table:table table:style-name="Table7">
        <table:table-columns>
          <table:table-column table:style-name="TableColumn8"/>
          <table:table-column table:style-name="TableColumn9"/>
        </table:table-columns>
        <table:table-row table:style-name="TableRow10">
          <table:table-cell table:style-name="TableCell11">
            <text:p text:style-name="TableContents">Lives</text:p>
          </table:table-cell>
          <table:table-cell table:style-name="TableCell12">
            <text:p text:style-name="TableContents">Nombres de points de vie de l’ennemi. Par défaut le joueur fait un dégât<text:s/>par tir, mais cela est paramétrable.</text:p>
          </table:table-cell>
        </table:table-row>
        <table:table-row table:style-name="TableRow13">
          <table:table-cell table:style-name="TableCell14">
            <text:p text:style-name="TableContents">Time on screen</text:p>
          </table:table-cell>
          <table:table-cell table:style-name="TableCell15">
            <text:p text:style-name="TableContents">Durée de la phase principale de l’ennemi, après son entrée et avant sa sortie</text:p>
          </table:table-cell>
        </table:table-row>
        <table:table-row table:style-name="TableRow16">
          <table:table-cell table:style-name="TableCell17">
            <text:p text:style-name="TableContents">Entry</text:p>
          </table:table-cell>
          <table:table-cell table:style-name="TableCell18">
            <text:p text:style-name="TableContents">Côté de l’écran où apparaît l’ennemi. En cas de None, l’ennemi apparaît à sa position.</text:p>
          </table:table-cell>
        </table:table-row>
        <table:table-row table:style-name="TableRow19">
          <table:table-cell table:style-name="TableCell20">
            <text:p text:style-name="TableContents">Exit</text:p>
          </table:table-cell>
          <table:table-cell table:style-name="TableCell21">
            <text:p text:style-name="TableContents">Côté de l’écran où sort<text:s/>l’ennemi. En cas de None, l’ennemi n’a pas de phase de sortie et disparaît seulement quand il est détruit, où quand il sort de l’écran pendant la phase principale (grâce à sa Main speed).</text:p>
          </table:table-cell>
        </table:table-row>
        <table:table-row table:style-name="TableRow22">
          <table:table-cell table:style-name="TableCell23">
            <text:p text:style-name="TableContents">Entry Order</text:p>
          </table:table-cell>
          <table:table-cell table:style-name="TableCell24">
            <text:p text:style-name="TableContents">Non valide pour l’instant. Doit servir à déclencher l’apparition des ennemis progressivement.</text:p>
          </table:table-cell>
        </table:table-row>
        <table:table-row table:style-name="TableRow25">
          <table:table-cell table:style-name="TableCell26">
            <text:p text:style-name="TableContents">Transition Speed</text:p>
          </table:table-cell>
          <table:table-cell table:style-name="TableCell27">
            <text:p text:style-name="TableContents">Vitesse de déplacement l’ennemi pour entrer et sortir de l’écran</text:p>
          </table:table-cell>
        </table:table-row>
        <table:table-row table:style-name="TableRow28">
          <table:table-cell table:style-name="TableCell29">
            <text:p text:style-name="TableContents">Main Speed</text:p>
          </table:table-cell>
          <table:table-cell table:style-name="TableCell30">
            <text:p text:style-name="TableContents">Vitesse de déplacement de l’ennemi (dans les deux directions) pendant sa phase principale</text:p>
          </table:table-cell>
        </table:table-row>
        <table:table-row table:style-name="TableRow31">
          <table:table-cell table:style-name="TableCell32">
            <text:p text:style-name="TableContents">Bullet Cooldown</text:p>
          </table:table-cell>
          <table:table-cell table:style-name="TableCell33">
            <text:p text:style-name="TableContents">Temps entre chaque tir. Si cette valeur vaut 0, l’ennemi ne tire pas.</text:p>
          </table:table-cell>
        </table:table-row>
      </table:table>
      <text:p text:style-name="Textbody"/>
      <text:h text:style-name="Titre1" text:outline-level="1">Création de nouveaux ennemis</text:h>
      <text:p text:style-name="Textbody">Pour créer de nouveau types d’ennemi, faire Scene / Nouvelle scene héritée. Choisir de cloner le fichier objects/Enemy.tscn. Sauver sous un nouveau nom.</text:p>
      <text:p text:style-name="Textbody">Dans la scène<text:s/>ainsi créée, on peut utiliser la hiérarchie (en haut à droite) pour modifier le sprite de l’ennemi.<text:s/><text:span text:style-name="T34">Si on veut modifier la collision shape, le plus simple est d’en ajouter une et de désactiver celle qui est héritée de Enemy.</text:span></text:p>
      <text:p text:style-name="Textbody">La modification du sprite est surtout intéressant pour changer la texture de l’ennemi.</text:p>
      <text:p text:style-name="Textbody">Pour modifier la Collision Shape (donc les collisions de l’ennemi) utiliser les poignets internes qui apparaissent sur la scene 2D.</text:p>
      <text:p text:style-name="Textbody">On peut placer les nouveaux ennemis dans des vagues de la même manière que les ennemis standards. Si l’on souhaite modifier le comportement des nouveaux ennemis, faire hériter un nouveau script du script scripts/Enemy.gd</text:p>
      <text:p text:style-name="Textbody"><text:span text:style-name="T35">Si on souhaite que l’ennemi ait plusieurs générateurs de tirs, on peut en faire glisser un depuis le<text:s/></text:span><text:span text:style-name="T36">système de fichier, en choisissant object/BulletGenerator.tscn. On le place où on le souhaite sur l’ennemi. Chaque générateur de bullets est paramétrable.</text:span></text:p>
      <text:h text:style-name="P37" text:outline-level="1">Paramétrage des BulletGenerators</text:h>
      <table:table table:style-name="Table38">
        <table:table-columns>
          <table:table-column table:style-name="TableColumn39"/>
          <table:table-column table:style-name="TableColumn40"/>
        </table:table-columns>
        <table:table-row table:style-name="TableRow41">
          <table:table-cell table:style-name="TableCell42">
            <text:p text:style-name="P43">Bullet Cooldown</text:p>
          </table:table-cell>
          <table:table-cell table:style-name="TableCell44">
            <text:p text:style-name="P45">Fréquence des tirs en secondes</text:p>
          </table:table-cell>
        </table:table-row>
        <table:table-row table:style-name="TableRow46">
          <table:table-cell table:style-name="TableCell47">
            <text:p text:style-name="P48">Type</text:p>
          </table:table-cell>
          <table:table-cell table:style-name="TableCell49">
            <text:p text:style-name="P50">Type de tir.<text:s/></text:p>
            <text:p text:style-name="P51">None : l’ennemi ne tire pas.</text:p>
            <text:p text:style-name="P52">Line : l’ennemi tire devant lui avec un certain angle</text:p>
            <text:soft-page-break/>
            <text:p text:style-name="P53">Circle : l’ennemi tire des bullets réparties en cercle autour de lui</text:p>
            <text:p text:style-name="P54">Fan : l’ennemi tire des bullets en éventail dans un certain angle devant lui.<text:s/></text:p>
          </table:table-cell>
        </table:table-row>
        <text:soft-page-break/>
        <table:table-row table:style-name="TableRow55">
          <table:table-cell table:style-name="TableCell56">
            <text:p text:style-name="P57">Line Angle</text:p>
          </table:table-cell>
          <table:table-cell table:style-name="TableCell58">
            <text:p text:style-name="P59">Angle de tir<text:s/>fixe pour le type de tir Line</text:p>
          </table:table-cell>
        </table:table-row>
        <table:table-row table:style-name="TableRow60">
          <table:table-cell table:style-name="TableCell61">
            <text:p text:style-name="P62">Circle Bullet Number</text:p>
          </table:table-cell>
          <table:table-cell table:style-name="TableCell63">
            <text:p text:style-name="P64">Nombre de bullets à répartir autour de l’ennemi pour un tir de type Circle</text:p>
          </table:table-cell>
        </table:table-row>
        <table:table-row table:style-name="TableRow65">
          <table:table-cell table:style-name="TableCell66">
            <text:p text:style-name="P67">Fan Max Angle</text:p>
          </table:table-cell>
          <table:table-cell table:style-name="TableCell68">
            <text:p text:style-name="P69">Angle maximum pour des tirs de type Fan, calculé depuis l’horizontale.</text:p>
          </table:table-cell>
        </table:table-row>
        <table:table-row table:style-name="TableRow70">
          <table:table-cell table:style-name="TableCell71">
            <text:p text:style-name="P72">Fan Angle Speed</text:p>
          </table:table-cell>
          <table:table-cell table:style-name="TableCell73">
            <text:p text:style-name="TableContents"><text:span text:style-name="T74">Vitesse de changement de l</text:span><text:span text:style-name="T75">’angle pour un tir de type Fan</text:span></text:p>
          </table:table-cell>
        </table:table-row>
      </table:table>
      <text:p text:style-name="Textbody"/>
      <text:h text:style-name="Titre1" text:outline-level="1">Paramétrage du joueur</text:h>
      <text:p text:style-name="Textbody">Ouvrir la scène Main.tscn à la racine du dossier. Dans la scène 2d, cliquer sur le joueur (en haut à droite de la scène). Modifier les valeurs comme désiré :</text:p>
      <table:table table:style-name="Table76">
        <table:table-columns>
          <table:table-column table:style-name="TableColumn77"/>
          <table:table-column table:style-name="TableColumn78"/>
        </table:table-columns>
        <table:table-row table:style-name="TableRow79">
          <table:table-cell table:style-name="TableCell80">
            <text:p text:style-name="TableContents">Max Speed</text:p>
          </table:table-cell>
          <table:table-cell table:style-name="TableCell81">
            <text:p text:style-name="TableContents">Vitesse maximum du joueur</text:p>
          </table:table-cell>
        </table:table-row>
        <table:table-row table:style-name="TableRow82">
          <table:table-cell table:style-name="TableCell83">
            <text:p text:style-name="TableContents">Acceleration</text:p>
          </table:table-cell>
          <table:table-cell table:style-name="TableCell84">
            <text:p text:style-name="TableContents">Rapidité de l’augmentation de la vitesse du joueur</text:p>
          </table:table-cell>
        </table:table-row>
        <table:table-row table:style-name="TableRow85">
          <table:table-cell table:style-name="TableCell86">
            <text:p text:style-name="TableContents">Deceleration factor</text:p>
          </table:table-cell>
          <table:table-cell table:style-name="TableCell87">
            <text:p text:style-name="TableContents">Multiplicateur de réduction de la vitesse du joueur quand on n’appuie plus sur les flèches. Doit être inférieur à 1, ou le joueur ne décelère pas.</text:p>
          </table:table-cell>
        </table:table-row>
        <table:table-row table:style-name="TableRow88">
          <table:table-cell table:style-name="TableCell89">
            <text:p text:style-name="TableContents">Lives</text:p>
          </table:table-cell>
          <table:table-cell table:style-name="TableCell90">
            <text:p text:style-name="TableContents">Nombre de fois où<text:s/>le joueur peut être touché par un tir ou un ennemi avant de perdre une vie. 1 par défaut.</text:p>
          </table:table-cell>
        </table:table-row>
        <table:table-row table:style-name="TableRow91">
          <table:table-cell table:style-name="TableCell92">
            <text:p text:style-name="TableContents">Damage</text:p>
          </table:table-cell>
          <table:table-cell table:style-name="TableCell93">
            <text:p text:style-name="TableContents">Nombre de dégâts que le joueur inflige par tir.</text:p>
          </table:table-cell>
        </table:table-row>
        <table:table-row table:style-name="TableRow94">
          <table:table-cell table:style-name="TableCell95">
            <text:p text:style-name="TableContents">Cooldown</text:p>
          </table:table-cell>
          <table:table-cell table:style-name="TableCell96">
            <text:p text:style-name="TableContents">Temps minimum en seconde entre chaque tir.</text:p>
          </table:table-cell>
        </table:table-row>
      </table:table>
      <text:p text:style-name="Textbody"/>
      <text:p text:style-name="Textbody">Pour définir le nombre de vie du joueur, cliquer sur le nœud Main dans la hiérarchie (en haut à droite). Dans l’inspecteur s’affiche la variable Numbers of tries. La modifier comme souhaité.</text:p>
      <text:h text:style-name="Titre1" text:outline-level="1">Paramétrage des parallaxes</text:h>
      <text:p text:style-name="Textbody">Dans la scène Main, si on clique sur le nœud Parallax Background, on peut définir la vitesse<text:s/>générale de défilement des parallaxes.</text:p>
      <text:p text:style-name="Textbody">Pour modifier les parallaxes, ouvrir la scene objects/Background.tscn. C’est le paramètre Scale qui définit la vitesse relative de défilement des parallaxes. On peut modifier la texture du sprite pour changer l’imag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aëtan</dc:creator>
    <meta:creation-date>2018-11-17T16:36:00Z</meta:creation-date>
    <dc:date>2018-11-20T14:49:00Z</dc:date>
    <meta:template xlink:href="Normal" xlink:type="simple"/>
    <meta:editing-cycles>15</meta:editing-cycles>
    <meta:editing-duration>PT2400S</meta:editing-duration>
    <meta:document-statistic meta:page-count="3" meta:paragraph-count="12" meta:word-count="971" meta:character-count="6303" meta:row-count="44" meta:non-whitespace-character-count="5344"/>
  </office:meta>
</office:document-meta>
</file>